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size="11pt" style:font-size-asian="11pt" style:font-size-complex="11pt"/>
    </style:style>
    <style:style style:name="T3" style:parent-style-name="SourceText" style:family="text">
      <style:text-properties fo:font-size="11pt" style:font-size-asian="11pt" style:font-size-complex="11pt"/>
    </style:style>
    <style:style style:name="T4" style:parent-style-name="DefaultParagraphFont" style:family="text">
      <style:text-properties fo:font-size="11pt" style:font-size-asian="11pt" style:font-size-complex="11pt"/>
    </style:style>
    <style:style style:name="T5" style:parent-style-name="SourceText" style:family="text">
      <style:text-properties fo:font-size="11pt" style:font-size-asian="11pt" style:font-size-complex="11pt"/>
    </style:style>
    <style:style style:name="T6" style:parent-style-name="DefaultParagraphFont" style:family="text">
      <style:text-properties fo:font-size="11pt" style:font-size-asian="11pt" style:font-size-complex="11pt"/>
    </style:style>
    <style:style style:name="T7" style:parent-style-name="DefaultParagraphFont" style:family="text">
      <style:text-properties fo:font-size="11pt" style:font-size-asian="11pt" style:font-size-complex="11pt"/>
    </style:style>
    <style:style style:name="T8" style:parent-style-name="SourceTex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SourceTex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SourceTex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SourceTex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P16" style:parent-style-name="Textbody" style:family="paragraph">
      <style:text-properties fo:font-size="14pt" style:font-size-asian="14pt" style:font-size-complex="14pt"/>
    </style:style>
    <style:style style:name="P17" style:parent-style-name="Textbody" style:list-style-name="LFO1" style:family="paragraph"/>
    <style:style style:name="P18" style:parent-style-name="Textbody" style:list-style-name="LFO1" style:family="paragraph"/>
    <style:style style:name="P19" style:parent-style-name="Textbody" style:list-style-name="LFO1" style:family="paragraph"/>
    <style:style style:name="P20" style:parent-style-name="Textbody" style:list-style-name="LFO1" style:family="paragraph"/>
    <style:style style:name="P21" style:parent-style-name="Textbody" style:list-style-name="LFO2" style:family="paragraph"/>
    <style:style style:name="P22" style:parent-style-name="Textbody" style:list-style-name="LFO2" style:family="paragraph"/>
    <style:style style:name="P23" style:parent-style-name="Textbody" style:list-style-name="LFO3" style:family="paragraph"/>
    <style:style style:name="P24" style:parent-style-name="Textbody" style:list-style-name="LFO3" style:family="paragraph"/>
    <style:style style:name="P25" style:parent-style-name="Textbody" style:list-style-name="LFO3" style:family="paragraph"/>
    <style:style style:name="P26" style:parent-style-name="Textbody" style:list-style-name="LFO3" style:family="paragraph"/>
    <style:style style:name="P27" style:parent-style-name="Textbody" style:list-style-name="LFO3" style:family="paragraph"/>
    <style:style style:name="P28" style:parent-style-name="Textbody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Project Report</text:p>
      <text:p text:style-name="Standard"/>
      <text:p text:style-name="Standard">Group members:</text:p>
      <text:p text:style-name="Standard"/>
      <text:p text:style-name="Standard">Name- Shubham Saoji</text:p>
      <text:p text:style-name="Standard">Ufid- 26364957</text:p>
      <text:p text:style-name="Standard"/>
      <text:p text:style-name="Standard">Name: Rohit Karumuri</text:p>
      <text:p text:style-name="Standard">UFID: 90971158</text:p>
      <text:p text:style-name="Standard"/>
      <text:p text:style-name="Standard"/>
      <text:p text:style-name="Standard">How to run project:</text:p>
      <text:p text:style-name="Standard"/>
      <text:p text:style-name="P2">Change the addresses of the tbl files in test.h</text:p>
      <text:p text:style-name="Standard"/>
      <text:p text:style-name="Textbody"><text:span text:style-name="T3">make clean</text:span><text:span text:style-name="T4"><text:s/>//to remove compiled files</text:span></text:p>
      <text:p text:style-name="Textbody"><text:span text:style-name="T5">make</text:span><text:span text:style-name="T6"><text:s/>//to compile all<text:s/></text:span><text:span text:style-name="T7">files</text:span></text:p>
      <text:p text:style-name="Textbody"><text:span text:style-name="T8">make test.out</text:span><text:span text:style-name="T9"><text:s/>//to compile test.out</text:span></text:p>
      <text:p text:style-name="Textbody"><text:span text:style-name="T10">./test.out</text:span><text:span text:style-name="T11"><text:s/>//to run the compiled binary</text:span></text:p>
      <text:p text:style-name="Textbody"><text:span text:style-name="T12">make gtest</text:span><text:span text:style-name="T13"><text:s/>//to compile google test cases</text:span></text:p>
      <text:p text:style-name="Textbody"><text:span text:style-name="T14">./gtest</text:span><text:span text:style-name="T15"><text:s/>to run test cases</text:span></text:p>
      <text:p text:style-name="Textbody"/>
      <text:p text:style-name="P16">BigQ Class and Methods:</text:p>
      <text:p text:style-name="Textbody">BigQ Class consists of class members:</text:p>
      <text:list text:style-name="LFO1" text:continue-numbering="true">
        <text:list-item>
          <text:p text:style-name="P17">in – For input pipe</text:p>
        </text:list-item>
        <text:list-item>
          <text:p text:style-name="P18">out – For output pipe</text:p>
        </text:list-item>
        <text:list-item>
          <text:p text:style-name="P19">sortorder – keeps sorting rule</text:p>
        </text:list-item>
        <text:list-item>
          <text:p text:style-name="P20">runlen – number of pages in each run</text:p>
        </text:list-item>
      </text:list>
      <text:p text:style-name="Textbody">Other Helper Classes:</text:p>
      <text:list text:style-name="LFO2" text:continue-numbering="true">
        <text:list-item>
          <text:p text:style-name="P21">RecordTracker – to track record and pages</text:p>
        </text:list-item>
        <text:list-item>
          <text:p text:style-name="P22">ThreadData – Passes pipe, sortorder and runlength data in threads</text:p>
        </text:list-item>
      </text:list>
      <text:p text:style-name="Textbody">Methods implementing BigQ:</text:p>
      <text:list text:style-name="LFO3" text:continue-numbering="true">
        <text:list-item>
          <text:p text:style-name="P23">compareHeap –<text:s/></text:p>
        </text:list-item>
        <text:list-item>
          <text:p text:style-name="P24">compareRecord –<text:s/></text:p>
        </text:list-item>
        <text:list-item>
          <text:p text:style-name="P25">mergingProcessOnPages –<text:s/></text:p>
        </text:list-item>
        <text:list-item>
          <text:p text:style-name="P26">pagesToFile –<text:s/></text:p>
        </text:list-item>
        <text:list-item>
          <text:p text:style-name="P27">eSorting –<text:s/></text:p>
        </text:list-item>
      </text:list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HIT K</meta:initial-creator>
    <dc:creator>ROHIT K</dc:creator>
    <meta:creation-date>2020-02-03T19:58:00Z</meta:creation-date>
    <dc:date>2020-02-18T04:14:00Z</dc:date>
    <meta:print-date>2020-02-04T04:27:00Z</meta:print-date>
    <meta:template xlink:href="Normal" xlink:type="simple"/>
    <meta:editing-cycles>6</meta:editing-cycles>
    <meta:editing-duration>PT13320S</meta:editing-duration>
    <meta:document-statistic meta:page-count="2" meta:paragraph-count="1" meta:word-count="119" meta:character-count="800" meta:row-count="5" meta:non-whitespace-character-count="682"/>
  </office:meta>
</office:document-meta>
</file>